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458c4" officeooo:paragraph-rsid="000458c4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458c4" officeooo:paragraph-rsid="0004c064"/>
    </style:style>
    <style:style style:name="P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458c4" officeooo:paragraph-rsid="000458c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4c064" officeooo:paragraph-rsid="0004c06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4c064" officeooo:paragraph-rsid="0009e91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c3d3d" officeooo:paragraph-rsid="000c3d3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4c064" officeooo:paragraph-rsid="0004c06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4c064" officeooo:paragraph-rsid="000549e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55f28" officeooo:paragraph-rsid="00055f2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55f28" officeooo:paragraph-rsid="0008f63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9e91a" officeooo:paragraph-rsid="0009e9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55f28" officeooo:paragraph-rsid="00055f2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55f28" officeooo:paragraph-rsid="0008f63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dfac3" officeooo:paragraph-rsid="000dfac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9e91a" officeooo:paragraph-rsid="0009e91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0beea" officeooo:paragraph-rsid="0010bee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1598e" officeooo:paragraph-rsid="0011598e" style:font-size-asian="10.5pt" style:font-weight-asian="normal" style:font-size-complex="12pt" style:font-weight-complex="normal"/>
    </style:style>
    <style:style style:name="T1" style:family="text">
      <style:text-properties officeooo:rsid="0004c064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49e5" style:font-weight-asian="bold" style:font-weight-complex="bold"/>
    </style:style>
    <style:style style:name="T5" style:family="text">
      <style:text-properties fo:font-weight="bold" officeooo:rsid="0005ab51" style:font-weight-asian="bold" style:font-weight-complex="bold"/>
    </style:style>
    <style:style style:name="T6" style:family="text">
      <style:text-properties fo:font-weight="bold" officeooo:rsid="00076e50" style:font-weight-asian="bold" style:font-weight-complex="bold"/>
    </style:style>
    <style:style style:name="T7" style:family="text">
      <style:text-properties fo:font-weight="bold" officeooo:rsid="0010beea" style:font-weight-asian="bold" style:font-weight-complex="bold"/>
    </style:style>
    <style:style style:name="T8" style:family="text">
      <style:text-properties officeooo:rsid="000549e5"/>
    </style:style>
    <style:style style:name="T9" style:family="text">
      <style:text-properties officeooo:rsid="0005ab51"/>
    </style:style>
    <style:style style:name="T10" style:family="text">
      <style:text-properties officeooo:rsid="00076e50"/>
    </style:style>
    <style:style style:name="T11" style:family="text">
      <style:text-properties officeooo:rsid="0009e91a"/>
    </style:style>
    <style:style style:name="T12" style:family="text">
      <style:text-properties officeooo:rsid="000dfac3"/>
    </style:style>
    <style:style style:name="T13" style:family="text">
      <style:text-properties officeooo:rsid="000f9f1a"/>
    </style:style>
    <style:style style:name="T14" style:family="text">
      <style:text-properties officeooo:rsid="0010be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traction Instruction :</text:p>
      <text:p text:style-name="P1"/>
      <text:p text:style-name="P1">Elle se fait dans le fichier <text:span text:style-name="T2">main.c.</text:span></text:p>
      <text:p text:style-name="P1"/>
      <text:p text:style-name="P1">Deux <text:span text:style-name="T1">possibilités</text:span> :</text:p>
      <text:p text:style-name="P2">- Les instructions sont <text:span text:style-name="T1">écrites</text:span> dans un fichier .txt. On va <text:span text:style-name="T1">passer par la fonction int memoryCompile(char) pour balayer les lignes du fichier, les compiler une à une et les sauvegarder.</text:span></text:p>
      <text:p text:style-name="P2"/>
      <text:p text:style-name="P2">- <text:span text:style-name="T1">Les instructions sont tapées une à une à la main. On va directement compiler l'instruction à l'aide de la fonction int compile(int).</text:span></text:p>
      <text:p text:style-name="P2"/>
      <text:p text:style-name="P4">Décodage de l'instruction :</text:p>
      <text:p text:style-name="P4"/>
      <text:p text:style-name="P7">Elle se fait dans le fichier <text:span text:style-name="T3">compile.c</text:span></text:p>
      <text:p text:style-name="P7"/>
      <text:p text:style-name="P7"><text:span text:style-name="T8">L</text:span>a fonction <text:span text:style-name="T3">int compile(char instruction[])</text:span> va s'occuper de compiler une ligne de code.</text:p>
      <text:p text:style-name="P9">Voici un résumé de se fonctionnement : </text:p>
      <text:p text:style-name="P8">- Dans un premier temps, elle va s<text:span text:style-name="T3">upprimer les espaces et les commentaires</text:span>.</text:p>
      <text:p text:style-name="P8">- Elle va ensuite <text:span text:style-name="T4">repérer l'instruction</text:span><text:span text:style-name="T8"> de la ligne et la sauvegarder dans la variable operation. Cette variable operation va être comparé à la liste d'instructions que nous avons à traiter et sera convertie de char à int pour nous donner l'opCode de l'instruction ( Ex : pour l'instruction « ADD », on obtiendra opCode = 32).</text:span></text:p>
      <text:p text:style-name="P9">- Puis elle va <text:span text:style-name="T3">repérer les différents arguments</text:span> ($NomDuRegistre ou $N°DuRegistre ou valeur réel) et les enregistrer dans 3 tableaux différents (Pour rappelle, le MIPS est un µP RISC (3,0) à 32 bits. <text:span text:style-name="T12">Cela</text:span> <text:span text:style-name="T12">signifie</text:span> qu'il peut prendre jusqu'à 3 arguments).</text:p>
      <text:p text:style-name="P9">- <text:span text:style-name="T9">Enfin, en fonction du type d'instruction qui a été compilée, on va </text:span><text:span text:style-name="T5">remettre dans le bon ordre l'opCode et les valeurs des arguments</text:span><text:span text:style-name="T9"> pour obtenir notre instruction compilé sous un format de 32bits. Il faut faire attention car il existe 3 catégories d'instruction. Les type R, les type I et les type J. Ces 3 catégories ne se compile pas de la même manière. Si la traduction est impossible, elle retourne -1.</text:span></text:p>
      <text:p text:style-name="P9"/>
      <text:p text:style-name="P10">Cette fonction <text:span text:style-name="T6">int compile(char instruction[]) </text:span><text:span text:style-name="T10">est également utilisée pour compiler les instructions qui sont contenue dans un fichier texte.</text:span></text:p>
      <text:p text:style-name="P10"/>
      <text:p text:style-name="P14">La fonction<text:span text:style-name="T3"> int memoryCompile(char file[]) </text:span>va compiler les lignes du fichier .txt qui a été passé en argument dans la mémoire du microcontrôleur à partir de l'adresse 0.</text:p>
      <text:p text:style-name="P14"/>
      <text:p text:style-name="P14">La fonction <text:span text:style-name="T3">int fileCompiler(char file[])</text:span> va compiler les lignes du fichier .txt qui a été passé en argument dans un fichier <text:span text:style-name="T13">de même nom mais d</text:span>’extension .comp. </text:p>
      <text:p text:style-name="P10"/>
      <text:p text:style-name="P5"><text:span text:style-name="T11">Exécution </text:span>de l'instruction :</text:p>
      <text:p text:style-name="P5"/>
      <text:p text:style-name="P11">L'exécution de l'instruction va s'effectuer <text:span text:style-name="T14">grâce au fichier </text:span><text:span text:style-name="T7">controlUnit.c.</text:span></text:p>
      <text:p text:style-name="P11"><text:s/></text:p>
      <text:p text:style-name="P16">La fonction <text:span text:style-name="T3">int run(int adresse, int mode) <text:s/></text:span>va exécuter le programme à partir de l'adresse qui aura été passé en paramètre. La variable mode quand à elle va nous servir à définir si on va exécuter le programme en mode continue ( mode == 1) ou en mode pas-à-pas.</text:p>
      <text:p text:style-name="P16"/>
      <text:p text:style-name="P17">La fonction<text:span text:style-name="T3"> int exe(int instruction, int mode) </text:span>reçoit en paramètre l'instruction compiler puis l'exécute (Changer la valeur du PC, additionner deux registres …).</text:p>
      <text:p text:style-name="P17"/>
      <text:p text:style-name="P17"><text:soft-page-break/>La fonction pcInc(void) incrémente la valeur du PC de +1.</text:p>
      <text:p text:style-name="P17"/>
      <text:p text:style-name="P6">Accès en Mémoire :</text:p>
      <text:p text:style-name="P6"/>
      <text:p text:style-name="P6">Écriture dans les registres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21:38:08.241914319</meta:creation-date>
    <dc:date>2016-01-23T17:59:33.576676085</dc:date>
    <meta:editing-duration>PT51M19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2" meta:paragraph-count="24" meta:word-count="460" meta:character-count="2753" meta:non-whitespace-character-count="2311"/>
  </office:meta>
</office:document-meta>
</file>